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Source Code Pro" svg:font-family="'Source Code Pro'"/>
    <style:font-face style:name="Symbol" svg:font-family="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style:font-size-asian="12pt" style:font-size-complex="12pt"/>
    </style:style>
    <style:style style:name="P2" style:family="paragraph" style:parent-style-name="Standard">
      <style:text-properties style:font-name="Liberation Serif1" fo:font-size="12pt" officeooo:rsid="000f6e88" officeooo:paragraph-rsid="000f6e88" style:font-size-asian="12pt" style:font-size-complex="12pt"/>
    </style:style>
    <style:style style:name="P3" style:family="paragraph" style:parent-style-name="Standard"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style:font-name="Courier 10 Pitch" fo:font-size="10pt" officeooo:rsid="00114e3b" officeooo:paragraph-rsid="00114e3b" style:font-size-asian="10pt" style:font-size-complex="10pt"/>
    </style:style>
    <style:style style:name="P5" style:family="paragraph" style:parent-style-name="Standard">
      <style:text-properties style:font-name="Courier 10 Pitch" fo:font-size="10pt" style:font-size-asian="10pt" style:font-name-complex="Courier 10 Pitch1" style:font-size-complex="10pt"/>
    </style:style>
    <style:style style:name="P6" style:family="paragraph" style:parent-style-name="Standard">
      <style:text-properties style:font-name="Courier 10 Pitch" fo:font-size="10pt" officeooo:rsid="00124dc3" officeooo:paragraph-rsid="0013b1b3" style:font-size-asian="10pt" style:font-name-complex="Courier 10 Pitch1" style:font-size-complex="10pt"/>
    </style:style>
    <style:style style:name="P7" style:family="paragraph" style:parent-style-name="Standard">
      <style:text-properties style:font-name="Courier 10 Pitch" fo:font-size="10pt" officeooo:rsid="00124dc3" officeooo:paragraph-rsid="00124dc3" style:font-size-asian="10pt" style:font-name-complex="Courier 10 Pitch1" style:font-size-complex="10pt"/>
    </style:style>
    <style:style style:name="P8" style:family="paragraph" style:parent-style-name="Standard">
      <style:text-properties style:font-name="Courier 10 Pitch" fo:font-size="10pt" officeooo:rsid="00156458" officeooo:paragraph-rsid="00156458" style:font-size-asian="10pt" style:font-name-complex="Courier 10 Pitch1" style:font-size-complex="10pt"/>
    </style:style>
    <style:style style:name="P9" style:family="paragraph" style:parent-style-name="Standard">
      <style:text-properties style:font-name="Courier 10 Pitch" fo:font-size="10pt" officeooo:rsid="000f6e88" officeooo:paragraph-rsid="00114e3b" style:font-size-asian="10pt" style:font-name-complex="Courier 10 Pitch1" style:font-size-complex="10pt"/>
    </style:style>
    <style:style style:name="P10" style:family="paragraph" style:parent-style-name="Standard">
      <style:text-properties style:font-name="Courier 10 Pitch" fo:font-size="10pt" officeooo:rsid="00114e3b" officeooo:paragraph-rsid="00114e3b" style:font-size-asian="10pt" style:font-name-complex="Courier 10 Pitch1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1" fo:font-size="12pt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Heading">
      <style:text-properties style:font-name="Liberation Serif1" fo:font-size="12pt" style:font-size-asian="12pt" style:font-size-complex="12pt"/>
    </style:style>
    <style:style style:name="P14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master-page-name="Standard">
      <style:paragraph-properties style:page-number="auto"/>
      <style:text-properties style:font-name="Liberation Serif1" fo:font-size="12pt" style:font-size-asian="12pt" style:font-size-complex="12pt"/>
    </style:style>
    <style:style style:name="P17" style:family="paragraph" style:parent-style-name="Standard" style:list-style-name="WW8Num1">
      <style:text-properties style:font-name="Liberation Serif1" fo:font-size="12pt" style:font-size-asian="12pt" style:font-size-complex="12pt"/>
    </style:style>
    <style:style style:name="P18" style:family="paragraph" style:parent-style-name="Standard" style:list-style-name="WW8Num1">
      <style:text-properties style:font-name="Liberation Serif1" fo:font-size="12pt" officeooo:paragraph-rsid="000c9ebc" style:font-size-asian="12pt" style:font-size-complex="12pt"/>
    </style:style>
    <style:style style:name="P19" style:family="paragraph" style:parent-style-name="Standard" style:list-style-name="WW8Num1">
      <style:text-properties style:font-name="Liberation Serif1" fo:font-size="12pt" officeooo:rsid="000f6e88" officeooo:paragraph-rsid="000f6e88" style:font-size-asian="12pt" style:font-size-complex="12pt"/>
    </style:style>
    <style:style style:name="P20" style:family="paragraph" style:parent-style-name="Standard">
      <style:text-properties style:font-name="Liberation Serif1" fo:font-size="12pt" fo:font-weight="normal" style:font-size-asian="12pt" style:font-weight-asian="normal" style:font-name-complex="Courier 10 Pitch1" style:font-size-complex="12pt" style:font-weight-complex="normal"/>
    </style:style>
    <style:style style:name="P21" style:family="paragraph" style:parent-style-name="Standard">
      <style:text-properties style:font-name="Courier 10 Pitch" fo:font-size="10pt" style:font-size-asian="10pt" style:font-size-complex="10pt"/>
    </style:style>
    <style:style style:name="P22" style:family="paragraph" style:parent-style-name="Standard">
      <style:text-properties fo:color="#000000" style:font-name="Courier 10 Pitch" fo:font-size="10pt" style:font-size-asian="10pt" style:font-size-complex="10pt"/>
    </style:style>
    <style:style style:name="P23" style:family="paragraph" style:parent-style-name="Standard"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line-height="100%"/>
      <style:text-properties style:font-name="Courier 10 Pitch" fo:font-size="10pt" style:font-size-asian="10pt" style:font-size-complex="10pt"/>
    </style:style>
    <style:style style:name="T1" style:family="text">
      <style:text-properties style:font-name-asian="Courier 10 Pitch1" style:font-name-complex="Courier 10 Pitch1"/>
    </style:style>
    <style:style style:name="T2" style:family="text">
      <style:text-properties style:font-name-complex="Courier 10 Pitch1"/>
    </style:style>
    <style:style style:name="T3" style:family="text">
      <style:text-properties officeooo:rsid="001f1111" style:font-name-complex="Courier 10 Pitch1"/>
    </style:style>
    <style:style style:name="T4" style:family="text">
      <style:text-properties officeooo:rsid="00124dc3" style:font-name-complex="Courier 10 Pitch1"/>
    </style:style>
    <style:style style:name="T5" style:family="text">
      <style:text-properties officeooo:rsid="0013b1b3"/>
    </style:style>
    <style:style style:name="T6" style:family="text">
      <style:text-properties officeooo:rsid="0018cacd"/>
    </style:style>
    <style:style style:name="T7" style:family="text">
      <style:text-properties officeooo:rsid="001c494a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officeooo:rsid="0027cc37"/>
    </style:style>
    <style:style style:name="T10" style:family="text">
      <style:text-properties fo:font-weight="bold"/>
    </style:style>
    <style:style style:name="T11" style:family="text">
      <style:text-properties fo:color="#cc7832"/>
    </style:style>
    <style:style style:name="T12" style:family="text">
      <style:text-properties fo:color="#cc7832" fo:font-weight="bold"/>
    </style:style>
    <style:style style:name="T13" style:family="text">
      <style:text-properties fo:color="#cc7832" style:font-name="Source Code Pro" fo:font-size="18.2000007629395pt"/>
    </style:style>
    <style:style style:name="T14" style:family="text">
      <style:text-properties fo:color="#cc7832" style:font-name="Source Code Pro" fo:font-size="18.2000007629395pt" fo:font-weight="bold"/>
    </style:style>
    <style:style style:name="T15" style:family="text">
      <style:text-properties fo:color="#cc7832" fo:font-size="18.2000007629395pt"/>
    </style:style>
    <style:style style:name="T16" style:family="text">
      <style:text-properties fo:color="#cc7832" fo:font-size="18.2000007629395pt" fo:font-weight="bold"/>
    </style:style>
    <style:style style:name="T17" style:family="text">
      <style:text-properties fo:color="#6a8759"/>
    </style:style>
    <style:style style:name="T18" style:family="text">
      <style:text-properties fo:color="#6a8759" style:font-name="Source Code Pro" fo:font-size="18.2000007629395pt"/>
    </style:style>
    <style:style style:name="T19" style:family="text">
      <style:text-properties fo:color="#6a8759" fo:font-size="18.2000007629395pt"/>
    </style:style>
    <style:style style:name="T20" style:family="text">
      <style:text-properties style:font-name="Source Code Pro" fo:font-size="18.2000007629395pt"/>
    </style:style>
    <style:style style:name="T21" style:family="text">
      <style:text-properties fo:font-size="18.2000007629395pt"/>
    </style:style>
    <style:style style:name="T22" style:family="text">
      <style:text-properties fo:color="#8888c6"/>
    </style:style>
    <style:style style:name="T23" style:family="text">
      <style:text-properties fo:color="#8888c6" style:font-name="Source Code Pro" fo:font-size="18.2000007629395pt"/>
    </style:style>
    <style:style style:name="T24" style:family="text">
      <style:text-properties fo:color="#8888c6" fo:font-size="18.2000007629395pt"/>
    </style:style>
    <style:style style:name="T25" style:family="text">
      <style:text-properties fo:color="#808080"/>
    </style:style>
    <style:style style:name="T26" style:family="text">
      <style:text-properties fo:color="#808080" style:font-name="Source Code Pro" fo:font-size="18.2000007629395pt"/>
    </style:style>
    <style:style style:name="T27" style:family="text">
      <style:text-properties fo:color="#808080" fo:font-size="18.2000007629395pt"/>
    </style:style>
    <style:style style:name="T28" style:family="text">
      <style:text-properties fo:color="#aa4926"/>
    </style:style>
    <style:style style:name="T29" style:family="text">
      <style:text-properties fo:color="#aa4926" style:font-name="Source Code Pro" fo:font-size="18.2000007629395pt"/>
    </style:style>
    <style:style style:name="T30" style:family="text">
      <style:text-properties fo:color="#aa4926" fo:font-size="18.2000007629395pt"/>
    </style:style>
    <style:style style:name="T31" style:family="text">
      <style:text-properties fo:color="#6897bb"/>
    </style:style>
    <style:style style:name="T32" style:family="text">
      <style:text-properties fo:color="#6897bb" style:font-name="Source Code Pro" fo:font-size="18.2000007629395pt"/>
    </style:style>
    <style:style style:name="T33" style:family="text">
      <style:text-properties fo:color="#6897bb" fo:font-size="18.2000007629395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ADME:</text:p>
      <text:p text:style-name="P1">Data-gathering Utilities for Job Search Websites</text:p>
      <text:p text:style-name="P1">The Kovani Group</text:p>
      <text:p text:style-name="P1">Michael Smith</text:p>
      <text:p text:style-name="P1">9/19/15</text:p>
      <text:p text:style-name="P13">Table of Contents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9252in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2"><text:span text:style-name="T8">Basic Usage<text:tab/></text:span><text:span text:style-name="Index_20_Link"><text:span text:style-name="T8">1</text:span></text:span></text:p>
          <text:p text:style-name="P15"><text:span text:style-name="T8">Get Postings<text:tab/></text:span><text:span text:style-name="Index_20_Link"><text:span text:style-name="T8">1</text:span></text:span></text:p>
          <text:p text:style-name="P15"><text:span text:style-name="T8">Specifying Location<text:tab/></text:span><text:span text:style-name="Index_20_Link"><text:span text:style-name="T8">1</text:span></text:span></text:p>
          <text:p text:style-name="P12"><text:span text:style-name="T8">Example Use<text:tab/></text:span><text:span text:style-name="Index_20_Link"><text:span text:style-name="T8">2</text:span></text:span></text:p>
          <text:p text:style-name="P15"><text:span text:style-name="T8">Get Postings<text:tab/></text:span><text:span text:style-name="Index_20_Link"><text:span text:style-name="T8">2</text:span></text:span></text:p>
          <text:p text:style-name="P15"><text:span text:style-name="T8">Posting Class<text:tab/></text:span><text:span text:style-name="Index_20_Link"><text:span text:style-name="T8">2</text:span></text:span></text:p>
          <text:p text:style-name="P15"><text:span text:style-name="T8">Error handling<text:tab/></text:span><text:span text:style-name="Index_20_Link"><text:span text:style-name="T8">2</text:span></text:span></text:p>
          <text:p text:style-name="P14"><text:span text:style-name="T8">Individual Data-gathering Errors<text:tab/></text:span><text:span text:style-name="Index_20_Link"><text:span text:style-name="T8">2</text:span></text:span></text:p>
          <text:p text:style-name="P14"><text:span text:style-name="T8">Ignoring External Redirections, Notification<text:tab/></text:span><text:span text:style-name="Index_20_Link"><text:span text:style-name="T8">2</text:span></text:span></text:p>
          <text:p text:style-name="P14"><text:span text:style-name="T8">Larger Errors, Notification<text:tab/></text:span><text:span text:style-name="Index_20_Link"><text:span text:style-name="T8">3</text:span></text:span></text:p>
          <text:p text:style-name="P12"><text:span text:style-name="T8">Code Examples<text:tab/></text:span><text:span text:style-name="Index_20_Link"><text:span text:style-name="T8">3</text:span></text:span></text:p>
          <text:p text:style-name="P15"><text:span text:style-name="T8">Simple Examples<text:tab/></text:span><text:span text:style-name="Index_20_Link"><text:span text:style-name="T8">3</text:span></text:span></text:p>
          <text:p text:style-name="P15"><text:span text:style-name="T8">In-depth Example<text:tab/></text:span><text:span text:style-name="Index_20_Link"><text:span text:style-name="T8">3</text:span></text:span></text:p>
        </text:index-body>
      </text:table-of-content>
      <text:list xml:id="list8758715696249694364" text:style-name="WW8Num1">
        <text:list-header>
          <text:p text:style-name="P17"/>
        </text:list-header>
        <text:list-item>
          <text:p text:style-name="P17"><text:toc-mark text:string-value="Basic Usage" text:outline-level="1"/>Basic Usage</text:p>
        </text:list-item>
      </text:list>
      <text:p text:style-name="P1"/>
      <text:list xml:id="list154621073364745" text:continue-numbering="true" text:style-name="WW8Num1">
        <text:list-item>
          <text:list>
            <text:list-item>
              <text:p text:style-name="P17"><text:toc-mark text:string-value="Get Postings" text:outline-level="2"/>Get Postings</text:p>
            </text:list-item>
          </text:list>
        </text:list-item>
      </text:list>
      <text:p text:style-name="P1"/>
      <text:list xml:id="list154620888455467" text:continue-numbering="true" text:style-name="WW8Num1">
        <text:list-item>
          <text:list>
            <text:list-item>
              <text:list>
                <text:list-item>
                  <text:p text:style-name="P17">Implemented in this Python package are scrapers for job search websites. <text:s/>Scrapers inherit from the same abstract PostingScraper class, with a "get_postings" method. Calling this method on any scaper object with a query and the number of pages desired yields a search on the specified site, and the scraper gathers at most the specified number of pages of results.</text:p>
                  <text:list>
                    <text:list-item>
                      <text:p text:style-name="P17">Required: the query string</text:p>
                    </text:list-item>
                    <text:list-item>
                      <text:p text:style-name="P17">Optional: number of pages desired. <text:s/>If unspecified, defaults to 1.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54620938054511" text:continue-numbering="true" text:style-name="WW8Num1">
        <text:list-item>
          <text:list>
            <text:list-item>
              <text:p text:style-name="P17"><text:toc-mark text:string-value="Specifying Location" text:outline-level="2"/>Specifying Location</text:p>
            </text:list-item>
          </text:list>
        </text:list-item>
      </text:list>
      <text:p text:style-name="P11"/>
      <text:list xml:id="list154622134311963" text:continue-numbering="true" text:style-name="WW8Num1">
        <text:list-item>
          <text:list>
            <text:list-item>
              <text:list>
                <text:list-item>
                  <text:p text:style-name="P17">When appropriate, scrapers have a "base url" (e.g. Craigslist) or a "location" (e.g. Indeed) parameter given when instantiating them. <text:s/>Base urls are required, but locations are optional.</text:p>
                  <text:list>
                    <text:list-item>
                      <text:p text:style-name="P18">Locations restrict the results by searching the query in get_postings to the given location. <text:s/>Note that this location must be a valid location as per the website in question - it's passed to the "location" parameter of the search query. <text:s/></text:p>
                      <text:list>
                        <text:list-item>
                          <text:p text:style-name="P18">Note that this parameter is strictly optional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621184583684" text:continue-numbering="true" text:style-name="WW8Num1">
        <text:list-item>
          <text:list>
            <text:list-item>
              <text:list>
                <text:list-item>
                  <text:list>
                    <text:list-item>
                      <text:p text:style-name="P17">Base urls perform the same function, but in a different way that conforms to a website's framework.</text:p>
                      <text:list>
                        <text:list-item>
                          <text:p text:style-name="P17">Note that this parameter is required when creating the scraper.</text:p>
                        </text:list-item>
                        <text:list-item>
                          <text:p text:style-name="P17">Craigslist for example makes a user choose his base url before searching, so to <text:soft-page-break/>search in Baltimore a user would have to first navigate to baltimore.craigslist.org</text:p>
                        </text:list-item>
                        <text:list-item>
                          <text:p text:style-name="P17">Visiting http://www.craigslist.org/about/sites yields a list of base urls for Craigslis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621015237433" text:continue-numbering="true" text:style-name="WW8Num1">
        <text:list-item>
          <text:p text:style-name="P17"><text:toc-mark text:string-value="Example Use" text:outline-level="1"/>Example Use</text:p>
        </text:list-item>
      </text:list>
      <text:p text:style-name="P11"/>
      <text:list xml:id="list154622699479602" text:continue-numbering="true" text:style-name="WW8Num1">
        <text:list-item>
          <text:list>
            <text:list-item>
              <text:p text:style-name="P17"><text:toc-mark text:string-value="Get Postings" text:outline-level="2"/>Get Postings</text:p>
            </text:list-item>
          </text:list>
        </text:list-item>
      </text:list>
      <text:p text:style-name="P11"/>
      <text:list xml:id="list154622040540739" text:continue-numbering="true" text:style-name="WW8Num1">
        <text:list-item>
          <text:list>
            <text:list-item>
              <text:list>
                <text:list-item>
                  <text:p text:style-name="P17">The "get_postings" function returns a list of Posting objects. <text:s text:c="2"/>The function's documentation is reproduced below:</text:p>
                </text:list-item>
              </text:list>
            </text:list-item>
          </text:list>
        </text:list-item>
      </text:list>
      <text:p text:style-name="P1"/>
      <text:p text:style-name="P5">def get_postings(self, query, pages=1):</text:p>
      <text:p text:style-name="P3"><text:span text:style-name="T1"><text:s text:c="8"/></text:span><text:span text:style-name="T2">"""</text:span></text:p>
      <text:p text:style-name="P3"><text:span text:style-name="T1"><text:s text:c="8"/></text:span><text:span text:style-name="T2">Gather results, given a query and the number of pages of results desired.</text:span></text:p>
      <text:p text:style-name="P3"><text:span text:style-name="T1"><text:s text:c="8"/></text:span><text:span text:style-name="T2">A posting is a dict with the following minimum attributes:</text:span></text:p>
      <text:p text:style-name="P3"><text:span text:style-name="T1"><text:s text:c="12"/></text:span><text:span text:style-name="T2">- text description</text:span></text:p>
      <text:p text:style-name="P3"><text:span text:style-name="T1"><text:s text:c="12"/></text:span><text:span text:style-name="T2">- source</text:span></text:p>
      <text:p text:style-name="P3"><text:span text:style-name="T1"><text:s text:c="12"/></text:span><text:span text:style-name="T2">- unique id</text:span></text:p>
      <text:p text:style-name="P3"><text:span text:style-name="T1"><text:s text:c="12"/></text:span><text:span text:style-name="T2">- title</text:span></text:p>
      <text:p text:style-name="P3"><text:span text:style-name="T1"><text:s text:c="12"/></text:span><text:span text:style-name="T2">- date posted</text:span></text:p>
      <text:p text:style-name="P3"><text:span text:style-name="T1"><text:s text:c="12"/></text:span><text:span text:style-name="T2">- url</text:span></text:p>
      <text:p text:style-name="P3"><text:span text:style-name="T1"><text:s text:c="8"/></text:span><text:span text:style-name="T2">Postings from websites may contain more information, e.g., price or ocation</text:span></text:p>
      <text:p text:style-name="P3"><text:span text:style-name="T1"><text:s text:c="8"/></text:span><text:span text:style-name="T2">:param query: query to use on the site</text:span></text:p>
      <text:p text:style-name="P3"><text:span text:style-name="T1"><text:s text:c="8"/></text:span><text:span text:style-name="T2">:param pages: number of pages of results desired</text:span></text:p>
      <text:p text:style-name="P3"><text:span text:style-name="T1"><text:s text:c="8"/></text:span><text:span text:style-name="T2">:return: a list of postings, each of which is a dict.</text:span></text:p>
      <text:p text:style-name="P3"><text:span text:style-name="T1"><text:s text:c="8"/></text:span><text:span text:style-name="T2">"""</text:span></text:p>
      <text:p text:style-name="P1"/>
      <text:list xml:id="list154622441510341" text:continue-numbering="true" text:style-name="WW8Num1">
        <text:list-item>
          <text:list>
            <text:list-item>
              <text:p text:style-name="P17"><text:toc-mark text:string-value="Posting Class" text:outline-level="2"/>Posting Class</text:p>
            </text:list-item>
          </text:list>
        </text:list-item>
      </text:list>
      <text:p text:style-name="P11"/>
      <text:list xml:id="list154621465360446" text:continue-numbering="true" text:style-name="WW8Num1">
        <text:list-item>
          <text:list>
            <text:list-item>
              <text:list>
                <text:list-item>
                  <text:p text:style-name="P17">Postings are custom dictionaries that override the __hash__ and __eq__ methods based on fuzzy text matching of the descriptions of the postings, as well as comparing the sources of the postings. <text:s/>One can call "get_data_backing" on a posting to retrieve its backing dictionary, if desired. <text:s/>Things to note:</text:p>
                  <text:list>
                    <text:list-item>
                      <text:p text:style-name="P17">Date_posted are datetime objects</text:p>
                    </text:list-item>
                    <text:list-item>
                      <text:p text:style-name="P17">All other data fields are strings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621564456859" text:continue-numbering="true" text:style-name="WW8Num1">
        <text:list-item>
          <text:list>
            <text:list-item>
              <text:p text:style-name="P17"><text:toc-mark text:string-value="Error handling" text:outline-level="2"/>Error handling</text:p>
            </text:list-item>
          </text:list>
        </text:list-item>
      </text:list>
      <text:p text:style-name="P11"/>
      <text:list xml:id="list154622381363006" text:continue-numbering="true" text:style-name="WW8Num1">
        <text:list-item>
          <text:list>
            <text:list-item>
              <text:list>
                <text:list-item>
                  <text:p text:style-name="P17"><text:toc-mark text:string-value="Individual Data-gathering Errors" text:outline-level="3"/>Individual Data-gathering Errors, Silently Handle</text:p>
                  <text:list>
                    <text:list-item>
                      <text:p text:style-name="P17">As written, the scrapers gracefully ignore appropriate errors when attempting to get individual pieces of information from websites. <text:s/>Postings in these instances will simply be lacking the individual data that it could not obtain. <text:s/>This would indicate that a website's structure could have undergone possibly significant changes, such that the data-gathering code will need to be revised. <text:s/>There will not be a ValueError listed in the standard error stream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622960124832" text:continue-numbering="true" text:style-name="WW8Num1">
        <text:list-item>
          <text:list>
            <text:list-item>
              <text:list>
                <text:list-item>
                  <text:p text:style-name="P17"><text:toc-mark text:string-value="Ignoring External Redirections, Notification" text:outline-level="3"/>Ignoring External Redirections, Notification</text:p>
                  <text:list>
                    <text:list-item>
                      <text:p text:style-name="P17">Scrapers will ignore postings whose links redirect to a website that is external from their own base website. <text:s/>This is an extension of the aforementioned 'individual <text:soft-page-break/>errors', as all the gathering would fail on an object if the page is not as expected (which would happen if a link redirected to a page in an unknown format, like one external to the website in question). <text:s/>There will be a ValueError in the standard error stream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54622346853275" text:continue-numbering="true" text:style-name="WW8Num1">
        <text:list-item>
          <text:list>
            <text:list-item>
              <text:list>
                <text:list-item>
                  <text:p text:style-name="P17"><text:toc-mark text:string-value="Larger Errors, Notification" text:outline-level="3"/>Larger Errors, Notification</text:p>
                  <text:list>
                    <text:list-item>
                      <text:p text:style-name="P17">Scrapers simply return zero postings if a more catastrophic error occurs, e.g. a website is unreachable. <text:s/>There will be a ValueError in the standard error stream.Use of Private / Public Python Conventions</text:p>
                    </text:list-item>
                    <text:list-item>
                      <text:p text:style-name="P17">The package keeps to the Python convention that functions, attributes, etc, <text:s/>that begin with an underscore (“_”) are meant to be 'helper' methods or 'private' methods, not to be called by an importer of the package. <text:s/>Strictly speaking, a user may call these functions, but no guarantee of functionality will be made in this case.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54622192042391" text:continue-numbering="true" text:style-name="WW8Num1">
        <text:list-item>
          <text:p text:style-name="P17"><text:toc-mark text:string-value="Code Examples" text:outline-level="1"/>Code <text:span text:style-name="T7">E</text:span>xample<text:span text:style-name="T6">s</text:span></text:p>
          <text:p text:style-name="P17"/>
          <text:list>
            <text:list-item>
              <text:p text:style-name="P19"><text:toc-mark-start text:id="IMark68624344" text:outline-level="2"/>Simple Example<text:span text:style-name="T5">s</text:span><text:toc-mark-end text:id="IMark68624344"/></text:p>
            </text:list-item>
          </text:list>
        </text:list-item>
      </text:list>
      <text:p text:style-name="P2"/>
      <text:p text:style-name="P9">from <text:span text:style-name="T9">craigslist_scraper</text:span> import CraigslistScraper</text:p>
      <text:p text:style-name="P10">c_scraper = CraigslistScraper(base_url=”http://baltimore.craigslist.org"”)</text:p>
      <text:p text:style-name="P4"><text:span text:style-name="T2">posting_list = </text:span><text:span text:style-name="T4">c_scraper.get_postings(“massage therapist”)</text:span></text:p>
      <text:p text:style-name="P7">for posting in posting_list:</text:p>
      <text:p text:style-name="P7"><text:tab/># do something</text:p>
      <text:p text:style-name="P6">from <text:span text:style-name="T9">indeed_scraper</text:span> import IndeedScraper</text:p>
      <text:p text:style-name="P8">i_scraper = IndeedScraper(location=”Baltimore”)</text:p>
      <text:p text:style-name="P8">second_posting_list = i_scraper.get_postings(“massage therapist”)</text:p>
      <text:p text:style-name="P8">for posting in second_posting_list:</text:p>
      <text:p text:style-name="P8"><text:tab/># do something else</text:p>
      <text:p text:style-name="P2"/>
      <text:list xml:id="list154621745028894" text:continue-numbering="true" text:style-name="WW8Num1">
        <text:list-item>
          <text:list>
            <text:list-item>
              <text:p text:style-name="P19"><text:toc-mark-start text:id="IMark68604312" text:outline-level="2"/><text:span text:style-name="T2">In-depth </text:span><text:span text:style-name="T3">E</text:span><text:span text:style-name="T2">xample</text:span><text:toc-mark-end text:id="IMark68604312"/></text:p>
            </text:list-item>
          </text:list>
        </text:list-item>
      </text:list>
      <text:p text:style-name="P20"/>
      <text:p text:style-name="P23">from craigslist_scraper import CraigslistScraper</text:p>
      <text:p text:style-name="P23">from guru_scraper import GuruScraper</text:p>
      <text:p text:style-name="P23">from indeed_scraper import IndeedScraper</text:p>
      <text:p text:style-name="P23">from upwork_scraper import UpworkScraper</text:p>
      <text:p text:style-name="P23">from simplyhired_scraper import SimplyhiredScraper</text:p>
      <text:p text:style-name="P23">from ziprecruiter_scraper import ZipRecruiterScraper</text:p>
      <text:p text:style-name="P23">scrapers = list()</text:p>
      <text:p text:style-name="P23">scrapers.append(CraigslistScraper(base_url="http://baltimore.craigslist.org"))</text:p>
      <text:p text:style-name="P23">scrapers.append(UpworkScraper())</text:p>
      <text:p text:style-name="P23">scrapers.append(GuruScraper())</text:p>
      <text:p text:style-name="P23">scrapers.append(IndeedScraper(location="baltimore"))</text:p>
      <text:p text:style-name="P23">scrapers.append(SimplyhiredScraper(location="Baltimore, MD"))</text:p>
      <text:p text:style-name="P23">scrapers.append(ZipRecruiterScraper(location="baltimore"))</text:p>
      <text:p text:style-name="P23">for scraper in scrapers:</text:p>
      <text:p text:style-name="P23"><text:s text:c="4"/>for p in scraper.get_postings("computer thing", pages=50):</text:p>
      <text:p text:style-name="P23"><text:s text:c="8"/>for k, v in p.items():</text:p>
      <text:p text:style-name="P23"><text:s text:c="12"/>print k, " =&gt; ", v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/>
    <style:font-face style:name="Source Code Pro" svg:font-family="'Source Code Pro'"/>
    <style:font-face style:name="Symbol" svg:font-family="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fo:font-size="12pt" style:font-size-asian="10.5pt" style:font-name-complex="Courier 10 Pitch1" style:font-family-complex="'Courier 10 Pitch'" style:font-size-complex="12pt"/>
    </style:style>
    <style:style style:name="WW8Num1z1" style:family="text"/>
    <style:style style:name="WW8Num1z2" style:family="text">
      <style:text-properties fo:font-size="10pt" style:font-size-asian="10pt" style:font-size-complex="10pt"/>
    </style:style>
    <style:style style:name="WW8Num1z3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5-09-19T14:34:01.251785200</meta:creation-date>
    <meta:editing-duration>P11DT5H38M28S</meta:editing-duration>
    <meta:generator>LibreOffice/4.2.8.2$Linux_X86_64 LibreOffice_project/420m0$Build-2</meta:generator>
    <dc:date>2015-09-19T15:46:20.782074132</dc:date>
    <dc:creator>Michael </dc:creator>
    <meta:editing-cycles>27</meta:editing-cycles>
    <meta:document-statistic meta:table-count="0" meta:image-count="0" meta:object-count="0" meta:page-count="3" meta:paragraph-count="92" meta:word-count="810" meta:character-count="5708" meta:non-whitespace-character-count="4824"/>
  </office:meta>
</office:document-meta>
</file>